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20000000B5E25BD0B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Naslovnica_20_3" style:master-page-name="First_20_Page">
      <style:paragraph-properties style:page-number="auto"/>
    </style:style>
    <style:style style:name="P2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2dcf2f" style:font-size-asian="14pt" style:font-weight-asian="bold" style:font-size-complex="14pt" style:font-weight-complex="bold"/>
    </style:style>
    <style:style style:name="P3" style:family="paragraph" style:parent-style-name="Naslovnica_20_1">
      <style:text-properties fo:text-transform="uppercase" style:font-name="Arial" fo:font-size="16pt" fo:language="sl" fo:country="SI" fo:font-weight="bold" officeooo:rsid="0031863d" officeooo:paragraph-rsid="0031863d" style:font-size-asian="16pt" style:font-weight-asian="bold" style:font-size-complex="16pt" style:font-weight-complex="bold"/>
    </style:style>
    <style:style style:name="P4" style:family="paragraph" style:parent-style-name="Naslovnica_20_2">
      <style:paragraph-properties fo:margin-top="0in" fo:margin-bottom="0.078in" style:contextual-spacing="false"/>
      <style:text-properties fo:font-variant="normal" fo:text-transform="none" style:font-name="Arial" fo:font-size="14pt" fo:language="sl" fo:country="SI" fo:font-weight="bold" officeooo:rsid="0031863d" officeooo:paragraph-rsid="0031863d" style:font-size-asian="14pt" style:font-weight-asian="bold" style:font-size-complex="14pt" style:font-weight-complex="bold"/>
    </style:style>
    <style:style style:name="P5" style:family="paragraph" style:parent-style-name="Naslovnica_20_2">
      <style:text-properties officeooo:rsid="0022cdf7" officeooo:paragraph-rsid="0022cdf7"/>
    </style:style>
    <style:style style:name="P6" style:family="paragraph" style:parent-style-name="Naslovnica_20_2">
      <style:text-properties officeooo:paragraph-rsid="0031863d"/>
    </style:style>
    <style:style style:name="P7" style:family="paragraph" style:parent-style-name="Standard">
      <style:paragraph-properties fo:break-before="page"/>
      <style:text-properties officeooo:rsid="0005e9e5" officeooo:paragraph-rsid="0005e9e5"/>
    </style:style>
    <style:style style:name="P8" style:family="paragraph" style:parent-style-name="Contents_20_1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05e9e5" officeooo:paragraph-rsid="0005e9e5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text-properties officeooo:rsid="0022cdf7" officeooo:paragraph-rsid="0022cdf7"/>
    </style:style>
    <style:style style:name="P12" style:family="paragraph" style:parent-style-name="Heading_20_1">
      <style:text-properties officeooo:paragraph-rsid="001fcf62"/>
    </style:style>
    <style:style style:name="T1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3" style:family="text">
      <style:text-properties officeooo:rsid="00228b19"/>
    </style:style>
    <style:style style:name="T4" style:family="text">
      <style:text-properties officeooo:rsid="002f895a"/>
    </style:style>
    <style:style style:name="T5" style:family="text">
      <style:text-properties fo:font-variant="normal" fo:text-transform="none" fo:color="#343a40" loext:opacity="100%" fo:font-family="apple-system, BlinkMacSystemFont, 'Segoe UI', Roboto, 'Helvetica Neue', Arial, 'Noto Sans', sans-serif, 'Apple Color Emoji', 'Segoe UI Emoji', 'Segoe UI Symbol', 'Noto Color Emoji'" fo:font-size="11.25pt" fo:letter-spacing="normal" fo:font-style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font-name="Arial" fo:font-size="12pt" fo:language="sl" fo:country="SI" fo:font-weight="normal" officeooo:rsid="0031863d" style:font-size-asian="12pt" style:font-weight-asian="normal" style:font-size-complex="12pt" style:font-weight-complex="normal"/>
    </style:style>
    <style:style style:name="T8" style:family="text">
      <style:text-properties officeooo:rsid="0022cdf7"/>
    </style:style>
    <style:style style:name="T9" style:family="text">
      <style:text-properties officeooo:rsid="0026b7cf"/>
    </style:style>
    <style:style style:name="T10" style:family="text">
      <style:text-properties officeooo:rsid="0031863d"/>
    </style:style>
    <style:style style:name="T11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ektro in računalniška šola</text:span>, <text:span text:style-name="T1">Šolski center Ptu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2"><text:span text:style-name="T2">Poročilo</text:span> pri<text:span text:style-name="T3"> </text:span>predmetu</text:p>
      <text:p text:style-name="P2">VA<text:span text:style-name="T4">RN</text:span>OST IN ZAŠČITA V INFORMATIKI</text:p>
      <text:p text:style-name="Standard"/>
      <text:p text:style-name="P3">vaja 2: github</text:p>
      <text:p text:style-name="Standard"/>
      <text:p text:style-name="Standard"/>
      <text:p text:style-name="P4">Nik Zagoranski</text:p>
      <text:p text:style-name="Standard"/>
      <text:p text:style-name="P5">Mentor: </text:p>
      <text:p text:style-name="P6"><text:span text:style-name="Strong_20_Emphasis"><text:span text:style-name="T5">Hana Hrnjić</text:span></text:span><text:span text:style-name="T6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_20_3"><text:span text:style-name="T4">Ptuj</text:span>, <text:span text:style-name="T7">oktober</text:span><text:span text:style-name="T8"> 20</text:span><text:span text:style-name="T9">2</text:span><text:span text:style-name="T10">5</text:span></text:p>
      <text:p text:style-name="P7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>
            <text:p text:style-name="Contents_20_Heading">Kazalo vsebine</text:p>
          </text:index-title>
          <text:p text:style-name="P8"><text:a xlink:type="simple" xlink:href="#__RefHeading__615_1077593450" text:style-name="Index_20_Link" text:visited-style-name="Index_20_Link">1 <text:s text:c="2"/>Uvod<text:tab/>3</text:a></text:p>
          <text:p text:style-name="P8"><text:a xlink:type="simple" xlink:href="#__RefHeading__617_1077593450" text:style-name="Index_20_Link" text:visited-style-name="Index_20_Link">2 <text:s text:c="2"/>Vsebina<text:tab/>3</text:a></text:p>
          <text:p text:style-name="P8"><text:a xlink:type="simple" xlink:href="#__RefHeading__358_247983579" text:style-name="Index_20_Link" text:visited-style-name="Index_20_Link">3 <text:s text:c="2"/>Zaključek<text:tab/>3</text:a></text:p>
        </text:index-body>
      </text:table-of-content>
      <text:p text:style-name="P9"/>
      <text:p text:style-name="P9"/>
      <text:list text:style-name="Outline">
        <text:list-item>
          <text:h text:style-name="P10" text:outline-level="1"><text:bookmark-start text:name="__RefHeading__615_1077593450"/>Uvod<text:bookmark-end text:name="__RefHeading__615_1077593450"/></text:h>
        </text:list-item>
      </text:list>
      <text:p text:style-name="Text"/>
      <text:list text:continue-numbering="true" text:style-name="Outline">
        <text:list-item>
          <text:h text:style-name="P11" text:outline-level="1"><text:bookmark-start text:name="__RefHeading__617_1077593450"/>Vsebina<text:bookmark-end text:name="__RefHeading__617_1077593450"/></text:h>
          <text:list>
            <text:list-item>
              <text:h text:style-name="Heading_20_2" text:outline-level="2"><text:bookmark text:name="__RefHeading__619_1077593450"/></text:h>
            </text:list-item>
          </text:list>
        </text:list-item>
        <text:list-item>
          <text:h text:style-name="P12" text:outline-level="1"><text:bookmark-start text:name="__RefHeading__358_247983579"/>Zaključek<text:bookmark-end text:name="__RefHeading__358_247983579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chapter" style:master-page-name="">
      <style:paragraph-properties fo:margin-top="0.2362in" fo:margin-bottom="0.1181in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aslovnica_20_1" style:display-name="Naslovnica 1" style:family="paragraph" style:class="text">
      <style:paragraph-properties fo:margin-top="0.3937in" fo:margin-bottom="0.3937in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193in" fo:border-left="none" fo:border-right="none" fo:border-top="none" fo:border-bottom="0.51pt solid #000000" style:shadow="none"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chapter" style:master-page-name="">
      <style:paragraph-properties fo:margin-top="0.7874in" fo:margin-bottom="0.1965in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chapter" style:master-page-name="">
      <style:paragraph-properties fo:margin-top="0.3937in" fo:margin-bottom="0.1181in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chapter" style:master-page-name="">
      <style:paragraph-properties fo:margin-top="0.1965in" fo:margin-bottom="0.1181in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in" fo:margin-bottom="0.1965in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0398in" fo:margin-bottom="0.0398in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chapter">
      <style:paragraph-properties fo:margin-top="0.0835in" fo:margin-bottom="0.0835in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0.5516in" fo:margin-right="0in" fo:margin-top="0.0398in" fo:margin-bottom="0.0398in" style:contextual-spacing="true" fo:text-indent="-0.1575in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0.7874in" fo:margin-bottom="0.1965in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783in" fo:margin-bottom="0in" style:contextual-spacing="false" fo:line-height="100%" fo:text-indent="0in" style:auto-text-indent="false" style:page-number="auto" style:shadow="none">
        <style:tab-stops>
          <style:tab-stop style:position="6.1028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0783in" fo:margin-bottom="0.0783in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0.3937in" fo:margin-right="0.3937in" fo:text-indent="0in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0516in" style:type="center"/>
          <style:tab-stop style:position="6.1028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530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31863d"/>
    </style:style>
    <style:style style:name="MP2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officeooo:rsid="003edb19"/>
    </style:style>
    <style:style style:name="MT2" style:family="text">
      <style:text-properties style:font-name="Times New Roman1" fo:font-size="10.5pt" officeooo:rsid="003edb19" style:font-size-asian="10.5pt"/>
    </style:style>
    <style:style style:name="MT3" style:family="text">
      <style:text-properties style:font-name="Times New Roman1" fo:font-size="10.5pt" officeooo:rsid="002dcf2f" style:font-size-asian="10.5pt"/>
    </style:style>
    <style:style style:name="MT4" style:family="text">
      <style:text-properties officeooo:rsid="002dcf2f"/>
    </style:style>
    <style:style style:name="MT5" style:family="text">
      <style:text-properties officeooo:rsid="0022cdf7"/>
    </style:style>
    <style:style style:name="MT6" style:family="text">
      <style:text-properties officeooo:rsid="0026b7cf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in" fo:margin-right="0in" fo:margin-top="0in" fo:margin-bottom="0.3937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M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1.378in" fo:margin-bottom="0.7874in" fo:margin-left="1.1811in" fo:margin-right="0.98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Zagoranski Nik</text:span> <text:span text:style-name="MT2">Github</text:span>. <text:span text:style-name="MT3">Elektro in računalniška šola</text:span>, <text:span text:style-name="MT4">Šolski center Ptuj</text:span><text:span text:style-name="MT5">,</text:span> 20<text:span text:style-name="MT6">2</text:span><text:span text:style-name="MT1">5</text:span></text:p>
      </style:header>
      <style:header-first>
        <text:p text:style-name="Standard"/>
      </style:header-first>
      <style:footer>
        <text:p text:style-name="MP2"><text:page-number style:num-format="1" text:select-page="current" text:page-adjust="-1">2</text:page-number></text:p>
      </style:footer>
      <style:footer-first>
        <text:p text:style-name="MP2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0.7252in" svg:width="2.3689in" draw:z-index="0"><draw:text-box fo:min-height="1.0543in"><text:p text:style-name="Caption"><draw:frame draw:style-name="Mfr2" draw:name="Slika1" text:anchor-type="as-char" svg:width="2.3689in" style:rel-width="100%" svg:height="0.7154in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1:37:34.847005900</meta:creation-date>
    <meta:editing-duration>PT1M38S</meta:editing-duration>
    <meta:editing-cycles>2</meta:editing-cycles>
    <meta:generator>LibreOffice/25.8.2.2$Windows_X86_64 LibreOffice_project/d401f2107ccab8f924a8e2df40f573aab7605b6f</meta:generator>
    <dc:date>2025-10-25T11:39:13.212892700</dc:date>
    <meta:document-statistic meta:table-count="0" meta:image-count="1" meta:object-count="0" meta:page-count="3" meta:paragraph-count="20" meta:word-count="57" meta:character-count="324" meta:non-whitespace-character-count="281"/>
  </office:meta>
</office:document-meta>
</file>